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453in"/>
    </style:style>
    <style:style style:name="co2" style:family="table-column">
      <style:table-column-properties fo:break-before="auto" style:column-width="0.24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3"/>
        <table:table-row table:style-name="ro1">
          <table:table-cell table:number-columns-repeated="2" office:value-type="string" calcext:value-type="string">
            <text:p>RadScorpion #1: Crrr!</text:p>
          </table:table-cell>
          <table:table-cell table:formula="of:=IF([.A1] = [.B1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uperMutant #1: Roaarrr !</text:p>
          </table:table-cell>
          <table:table-cell table:formula="of:=IF([.A2] = [.B2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RadScorpion #2: Crrr!</text:p>
          </table:table-cell>
          <table:table-cell table:formula="of:=IF([.A3] = [.B3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Joe on duty.</text:p>
          </table:table-cell>
          <table:table-cell table:formula="of:=IF([.A4] = [.B4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Joe has been equipped with a Plasma Rifle.</text:p>
          </table:table-cell>
          <table:table-cell table:formula="of:=IF([.A5] = [.B5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 has teleported from space.</text:p>
          </table:table-cell>
          <table:table-cell table:formula="of:=IF([.A6] = [.B6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 has been equipped with a Power Fist.</text:p>
          </table:table-cell>
          <table:table-cell table:formula="of:=IF([.A7] = [.B7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Rose on duty.</text:p>
          </table:table-cell>
          <table:table-cell table:formula="of:=IF([.A8] = [.B8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Rose has been equipped with a Plasma Rifle.</text:p>
          </table:table-cell>
          <table:table-cell table:formula="of:=IF([.A9] = [.B9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Joe has entered the arena.</text:p>
          </table:table-cell>
          <table:table-cell table:formula="of:=IF([.A10] = [.B10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RadScorpion #1 has entered the arena.</text:p>
          </table:table-cell>
          <table:table-cell table:formula="of:=IF([.A11] = [.B11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Joe attacks RadScorpion #1 with a Plasma Rifle.</text:p>
          </table:table-cell>
          <table:table-cell table:formula="of:=IF([.A12] = [.B12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PIOU</text:p>
          </table:table-cell>
          <table:table-cell table:formula="of:=IF([.A13] = [.B13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RadScorpion #1: I'm too far away from Joe.</text:p>
          </table:table-cell>
          <table:table-cell table:formula="of:=IF([.A14] = [.B14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RadScorpion #1 is moving closer to Joe.</text:p>
          </table:table-cell>
          <table:table-cell table:formula="of:=IF([.A15] = [.B15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Joe attacks RadScorpion #1 with a Plasma Rifle.</text:p>
          </table:table-cell>
          <table:table-cell table:formula="of:=IF([.A16] = [.B16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PIOU</text:p>
          </table:table-cell>
          <table:table-cell table:formula="of:=IF([.A17] = [.B17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RadScorpion #1 attacks Joe.</text:p>
          </table:table-cell>
          <table:table-cell table:formula="of:=IF([.A18] = [.B18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Joe attacks RadScorpion #1 with a Plasma Rifle.</text:p>
          </table:table-cell>
          <table:table-cell table:formula="of:=IF([.A19] = [.B19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PIOU</text:p>
          </table:table-cell>
          <table:table-cell table:formula="of:=IF([.A20] = [.B20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RadScorpion #1 attacks Joe.</text:p>
          </table:table-cell>
          <table:table-cell table:formula="of:=IF([.A21] = [.B21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 has entered the arena.</text:p>
          </table:table-cell>
          <table:table-cell table:formula="of:=IF([.A22] = [.B22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: I'm too far away from RadScorpion #1.</text:p>
          </table:table-cell>
          <table:table-cell table:formula="of:=IF([.A23] = [.B23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 is moving closer to RadScorpion #1.</text:p>
          </table:table-cell>
          <table:table-cell table:formula="of:=IF([.A24] = [.B24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RadScorpion #1: I'm too far away from Abaddon.</text:p>
          </table:table-cell>
          <table:table-cell table:formula="of:=IF([.A25] = [.B25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RadScorpion #1 is moving closer to Abaddon.</text:p>
          </table:table-cell>
          <table:table-cell table:formula="of:=IF([.A26] = [.B26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 attacks RadScorpion #1 with a Power Fist.</text:p>
          </table:table-cell>
          <table:table-cell table:formula="of:=IF([.A27] = [.B27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BAM</text:p>
          </table:table-cell>
          <table:table-cell table:formula="of:=IF([.A28] = [.B28];&quot;&quot;;0)">
            <text:p/>
          </table:table-cell>
        </table:table-row>
        <table:table-row table:style-name="ro1">
          <table:table-cell office:value-type="string" calcext:value-type="string">
            <text:p>SuperMutant #1 has entered the arena.</text:p>
          </table:table-cell>
          <table:table-cell office:value-type="string" calcext:value-type="string">
            <text:p>RadScorpion #1: SPROTCH!</text:p>
          </table:table-cell>
          <table:table-cell table:formula="of:=IF([.A29] = [.B29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addon: I'm too far away from SuperMutant #1.</text:p>
          </table:table-cell>
          <table:table-cell office:value-type="string" calcext:value-type="string">
            <text:p>SuperMutant #1 has entered the arena.</text:p>
          </table:table-cell>
          <table:table-cell table:formula="of:=IF([.A30] = [.B30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dScorpion #1: SPROTCH !</text:p>
          </table:table-cell>
          <table:table-cell office:value-type="string" calcext:value-type="string">
            <text:p>Abaddon: I'm too far away from SuperMutant #1.</text:p>
          </table:table-cell>
          <table:table-cell table:formula="of:=IF([.A31] = [.B31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addon is moving close to SuperMutant #1.</text:p>
          </table:table-cell>
          <table:table-cell office:value-type="string" calcext:value-type="string">
            <text:p>Abaddon is moving closer to SuperMutant #1.</text:p>
          </table:table-cell>
          <table:table-cell table:formula="of:=IF([.A32] = [.B32];&quot;&quot;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uperMutant #1: I'm too far away from Abaddon.</text:p>
          </table:table-cell>
          <table:table-cell table:formula="of:=IF([.A33] = [.B33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uperMutant #1 is moving closer to Abaddon.</text:p>
          </table:table-cell>
          <table:table-cell table:formula="of:=IF([.A34] = [.B34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 attacks SuperMutant #1 with a Power Fist.</text:p>
          </table:table-cell>
          <table:table-cell table:formula="of:=IF([.A35] = [.B35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BAM</text:p>
          </table:table-cell>
          <table:table-cell table:formula="of:=IF([.A36] = [.B36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uperMutant #1 attacks Abaddon.</text:p>
          </table:table-cell>
          <table:table-cell table:formula="of:=IF([.A37] = [.B37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 attacks SuperMutant #1 with a Power Fist.</text:p>
          </table:table-cell>
          <table:table-cell table:formula="of:=IF([.A38] = [.B38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BAM</text:p>
          </table:table-cell>
          <table:table-cell table:formula="of:=IF([.A39] = [.B39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 attacks SuperMutant #1 with a Power Fist.</text:p>
          </table:table-cell>
          <table:table-cell table:formula="of:=IF([.A40] = [.B40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BAM</text:p>
          </table:table-cell>
          <table:table-cell table:formula="of:=IF([.A41] = [.B41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 attacks SuperMutant #1 with a Power Fist.</text:p>
          </table:table-cell>
          <table:table-cell table:formula="of:=IF([.A42] = [.B42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BAM</text:p>
          </table:table-cell>
          <table:table-cell table:formula="of:=IF([.A43] = [.B43];&quot;&quot;;0)">
            <text:p/>
          </table:table-cell>
        </table:table-row>
        <table:table-row table:style-name="ro1">
          <table:table-cell office:value-type="string" calcext:value-type="string">
            <text:p>RadScorpion #2 has entered the arena.</text:p>
          </table:table-cell>
          <table:table-cell office:value-type="string" calcext:value-type="string">
            <text:p>SuperMutant #1: Urgh!</text:p>
          </table:table-cell>
          <table:table-cell table:formula="of:=IF([.A44] = [.B44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addon: I'm too far away from RadScorpion #2.</text:p>
          </table:table-cell>
          <table:table-cell office:value-type="string" calcext:value-type="string">
            <text:p>RadScorpion #2 has entered the arena.</text:p>
          </table:table-cell>
          <table:table-cell table:formula="of:=IF([.A45] = [.B45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Mutant #1: Urgh !</text:p>
          </table:table-cell>
          <table:table-cell office:value-type="string" calcext:value-type="string">
            <text:p>Abaddon: I'm too far away from RadScorpion #2.</text:p>
          </table:table-cell>
          <table:table-cell table:formula="of:=IF([.A46] = [.B46];&quot;&quot;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Abaddon is moving closer to RadScorpion #2.</text:p>
          </table:table-cell>
          <table:table-cell table:formula="of:=IF([.A47] = [.B47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RadScorpion #2: I'm too far away from Abaddon.</text:p>
          </table:table-cell>
          <table:table-cell table:formula="of:=IF([.A48] = [.B48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RadScorpion #2 is moving closer to Abaddon.</text:p>
          </table:table-cell>
          <table:table-cell table:formula="of:=IF([.A49] = [.B49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 attacks RadScorpion #2 with a Power Fist.</text:p>
          </table:table-cell>
          <table:table-cell table:formula="of:=IF([.A50] = [.B50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BAM</text:p>
          </table:table-cell>
          <table:table-cell table:formula="of:=IF([.A51] = [.B51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RadScorpion #2 attacks Abaddon.</text:p>
          </table:table-cell>
          <table:table-cell table:formula="of:=IF([.A52] = [.B52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 attacks RadScorpion #2 with a Power Fist.</text:p>
          </table:table-cell>
          <table:table-cell table:formula="of:=IF([.A53] = [.B53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BAM</text:p>
          </table:table-cell>
          <table:table-cell table:formula="of:=IF([.A54] = [.B54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RadScorpion #2: SPROTCH!</text:p>
          </table:table-cell>
          <table:table-cell table:formula="of:=IF([.A55] = [.B55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The spaceMarines are victorious.</text:p>
          </table:table-cell>
          <table:table-cell table:formula="of:=IF([.A56] = [.B56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uperMutant #2: Roaarrr !</text:p>
          </table:table-cell>
          <table:table-cell table:formula="of:=IF([.A57] = [.B57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uperMutant #3: Roaarrr !</text:p>
          </table:table-cell>
          <table:table-cell table:formula="of:=IF([.A58] = [.B58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 has entered the arena.</text:p>
          </table:table-cell>
          <table:table-cell table:formula="of:=IF([.A59] = [.B59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uperMutant #2 has entered the arena.</text:p>
          </table:table-cell>
          <table:table-cell table:formula="of:=IF([.A60] = [.B60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: I'm too far away from SuperMutant #2.</text:p>
          </table:table-cell>
          <table:table-cell table:formula="of:=IF([.A61] = [.B61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 is moving closer to SuperMutant #2.</text:p>
          </table:table-cell>
          <table:table-cell table:formula="of:=IF([.A62] = [.B62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uperMutant #2: I'm too far away from Abaddon.</text:p>
          </table:table-cell>
          <table:table-cell table:formula="of:=IF([.A63] = [.B63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uperMutant #2 is moving closer to Abaddon.</text:p>
          </table:table-cell>
          <table:table-cell table:formula="of:=IF([.A64] = [.B64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 attacks SuperMutant #2 with a Power Fist.</text:p>
          </table:table-cell>
          <table:table-cell table:formula="of:=IF([.A65] = [.B65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BAM</text:p>
          </table:table-cell>
          <table:table-cell table:formula="of:=IF([.A66] = [.B66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uperMutant #2 attacks Abaddon.</text:p>
          </table:table-cell>
          <table:table-cell table:formula="of:=IF([.A67] = [.B67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 attacks SuperMutant #2 with a Power Fist.</text:p>
          </table:table-cell>
          <table:table-cell table:formula="of:=IF([.A68] = [.B68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BAM</text:p>
          </table:table-cell>
          <table:table-cell table:formula="of:=IF([.A69] = [.B69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Abaddon attacks SuperMutant #2 with a Power Fist.</text:p>
          </table:table-cell>
          <table:table-cell table:formula="of:=IF([.A70] = [.B70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BAM</text:p>
          </table:table-cell>
          <table:table-cell table:formula="of:=IF([.A71] = [.B71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uperMutant #2 attacks Abaddon.</text:p>
          </table:table-cell>
          <table:table-cell table:formula="of:=IF([.A72] = [.B72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Rose has entered the arena.</text:p>
          </table:table-cell>
          <table:table-cell table:formula="of:=IF([.A73] = [.B73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Rose attacks SuperMutant #2 with a Plasma Rifle.</text:p>
          </table:table-cell>
          <table:table-cell table:formula="of:=IF([.A74] = [.B74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PIOU</text:p>
          </table:table-cell>
          <table:table-cell table:formula="of:=IF([.A75] = [.B75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SuperMutant #2: I'm too far away from Rose.</text:p>
          </table:table-cell>
          <table:table-cell table:formula="of:=IF([.A76] = [.B76];&quot;&quot;;0)">
            <text:p/>
          </table:table-cell>
        </table:table-row>
        <table:table-row table:style-name="ro1">
          <table:table-cell office:value-type="string" calcext:value-type="string">
            <text:p>Rose attacks SuperMutant #2 with a Plasma Rifle.</text:p>
          </table:table-cell>
          <table:table-cell office:value-type="string" calcext:value-type="string">
            <text:p>SuperMutant #2 is moving closer to Rose.</text:p>
          </table:table-cell>
          <table:table-cell table:formula="of:=IF([.A77] = [.B77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OU</text:p>
          </table:table-cell>
          <table:table-cell office:value-type="string" calcext:value-type="string">
            <text:p>Rose attacks SuperMutant #2 with a Plasma Rifle.</text:p>
          </table:table-cell>
          <table:table-cell table:formula="of:=IF([.A78] = [.B78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Mutant #2: I'm too far away from Rose.</text:p>
          </table:table-cell>
          <table:table-cell office:value-type="string" calcext:value-type="string">
            <text:p>PIOU</text:p>
          </table:table-cell>
          <table:table-cell table:formula="of:=IF([.A79] = [.B79];&quot;&quot;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Rose attacks SuperMutant #2 with a Plasma Rifle.</text:p>
          </table:table-cell>
          <table:table-cell table:formula="of:=IF([.A80] = [.B80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PIOU</text:p>
          </table:table-cell>
          <table:table-cell table:formula="of:=IF([.A81] = [.B81];&quot;&quot;;0)">
            <text:p/>
          </table:table-cell>
        </table:table-row>
        <table:table-row table:style-name="ro1">
          <table:table-cell office:value-type="string" calcext:value-type="string">
            <text:p>SuperMutant #2: I'm too far away from Rose.</text:p>
          </table:table-cell>
          <table:table-cell office:value-type="string" calcext:value-type="string">
            <text:p>Rose attacks SuperMutant #2 with a Plasma Rifle.</text:p>
          </table:table-cell>
          <table:table-cell table:formula="of:=IF([.A82] = [.B82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Mutant #2 is moving closer to Rose.</text:p>
          </table:table-cell>
          <table:table-cell office:value-type="string" calcext:value-type="string">
            <text:p>PIOU</text:p>
          </table:table-cell>
          <table:table-cell table:formula="of:=IF([.A83] = [.B83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 attacks SuperMutant #2 with a Plasma Rifle.</text:p>
          </table:table-cell>
          <table:table-cell office:value-type="string" calcext:value-type="string">
            <text:p>SuperMutant #2: Urgh!</text:p>
          </table:table-cell>
          <table:table-cell table:formula="of:=IF([.A84] = [.B84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OU</text:p>
          </table:table-cell>
          <table:table-cell office:value-type="string" calcext:value-type="string">
            <text:p>SuperMutant #3 has entered the arena.</text:p>
          </table:table-cell>
          <table:table-cell table:formula="of:=IF([.A85] = [.B85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Mutant #3 entered the arena.</text:p>
          </table:table-cell>
          <table:table-cell office:value-type="string" calcext:value-type="string">
            <text:p>Rose attacks SuperMutant #3 with a Plasma Rifle.</text:p>
          </table:table-cell>
          <table:table-cell table:formula="of:=IF([.A86] = [.B86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 attacks SuperMutant #3 with a Plasma Rifle.</text:p>
          </table:table-cell>
          <table:table-cell office:value-type="string" calcext:value-type="string">
            <text:p>PIOU</text:p>
          </table:table-cell>
          <table:table-cell table:formula="of:=IF([.A87] = [.B87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OU</text:p>
          </table:table-cell>
          <table:table-cell office:value-type="string" calcext:value-type="string">
            <text:p>SuperMutant #3: I'm too far away from Rose.</text:p>
          </table:table-cell>
          <table:table-cell table:formula="of:=IF([.A88] = [.B88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Mutant #3: I'm too far away from Rose.</text:p>
          </table:table-cell>
          <table:table-cell office:value-type="string" calcext:value-type="string">
            <text:p>SuperMutant #3 is moving closer to Rose.</text:p>
          </table:table-cell>
          <table:table-cell table:formula="of:=IF([.A89] = [.B89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Mutant #3 is moving closer to Rose.</text:p>
          </table:table-cell>
          <table:table-cell office:value-type="string" calcext:value-type="string">
            <text:p>SuperMutant #3 attacks Rose.</text:p>
          </table:table-cell>
          <table:table-cell table:formula="of:=IF([.A90] = [.B90];&quot;&quot;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Rose attacks SuperMutant #3 with a Plasma Rifle.</text:p>
          </table:table-cell>
          <table:table-cell table:formula="of:=IF([.A91] = [.B91];&quot;&quot;;0)">
            <text:p/>
          </table:table-cell>
        </table:table-row>
        <table:table-row table:style-name="ro1">
          <table:table-cell table:number-columns-repeated="2" office:value-type="string" calcext:value-type="string">
            <text:p>PIOU</text:p>
          </table:table-cell>
          <table:table-cell table:formula="of:=IF([.A92] = [.B92];&quot;&quot;;0)">
            <text:p/>
          </table:table-cell>
        </table:table-row>
        <table:table-row table:style-name="ro1">
          <table:table-cell office:value-type="string" calcext:value-type="string">
            <text:p>SuperMutant #3 attacks Rose.</text:p>
          </table:table-cell>
          <table:table-cell office:value-type="string" calcext:value-type="string">
            <text:p>Rose attacks SuperMutant #3 with a Plasma Rifle.</text:p>
          </table:table-cell>
          <table:table-cell table:formula="of:=IF([.A93] = [.B93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 attacks SuperMutant #3 with a Plasma Rifle.</text:p>
          </table:table-cell>
          <table:table-cell office:value-type="string" calcext:value-type="string">
            <text:p>PIOU</text:p>
          </table:table-cell>
          <table:table-cell table:formula="of:=IF([.A94] = [.B94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OU</text:p>
          </table:table-cell>
          <table:table-cell office:value-type="string" calcext:value-type="string">
            <text:p>Rose attacks SuperMutant #3 with a Plasma Rifle.</text:p>
          </table:table-cell>
          <table:table-cell table:formula="of:=IF([.A95] = [.B95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 attacks SuperMutant #3 with a Plasma Rifle.</text:p>
          </table:table-cell>
          <table:table-cell office:value-type="string" calcext:value-type="string">
            <text:p>PIOU</text:p>
          </table:table-cell>
          <table:table-cell table:formula="of:=IF([.A96] = [.B96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OU</text:p>
          </table:table-cell>
          <table:table-cell office:value-type="string" calcext:value-type="string">
            <text:p>SuperMutant #3 attacks Rose.</text:p>
          </table:table-cell>
          <table:table-cell table:formula="of:=IF([.A97] = [.B97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Mutant #3 attacks Rose.</text:p>
          </table:table-cell>
          <table:table-cell office:value-type="string" calcext:value-type="string">
            <text:p>The monsters are victorious.</text:p>
          </table:table-cell>
          <table:table-cell table:formula="of:=IF([.A98] = [.B98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monsters are victorious.</text:p>
          </table:table-cell>
          <table:table-cell/>
          <table:table-cell table:formula="of:=IF([.A99] = [.B99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Mutant #3: Urgh!</text:p>
          </table:table-cell>
          <table:table-cell/>
          <table:table-cell table:formula="of:=IF([.A100] = [.B100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Mutant #2: Urgh!</text:p>
          </table:table-cell>
          <table:table-cell/>
          <table:table-cell table:formula="of:=IF([.A101] = [.B101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e the Tactical Marine has fallen !</text:p>
          </table:table-cell>
          <table:table-cell/>
          <table:table-cell table:formula="of:=IF([.A102] = [.B102];&quot;&quot;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UUMMMM ! Abaddon has exploded.</text:p>
          </table:table-cell>
          <table:table-cell/>
          <table:table-cell table:formula="of:=IF([.A103] = [.B103];&quot;&quot;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adScorpion #2 attacks Abaddon.</text:p>
          </table:table-cell>
          <table:table-cell/>
          <table:table-cell table:formula="of:=IF([.A104] = [.B104];&quot;&quot;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baddon attacks RadScorpion #2 with a Power Fist.</text:p>
          </table:table-cell>
          <table:table-cell/>
          <table:table-cell table:formula="of:=IF([.A105] = [.B105];&quot;&quot;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BAM</text:p>
          </table:table-cell>
          <table:table-cell/>
          <table:table-cell table:formula="of:=IF([.A106] = [.B106];&quot;&quot;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he spaceMarines are victorious.</text:p>
          </table:table-cell>
          <table:table-cell/>
          <table:table-cell table:formula="of:=IF([.A107] = [.B107];&quot;&quot;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uperMutant #2: Roaarrr !</text:p>
          </table:table-cell>
          <table:table-cell/>
          <table:table-cell table:formula="of:=IF([.A108] = [.B108];&quot;&quot;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uperMutant #3: Roaarrr !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baddon has entered the arena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Mutant #2 has entered the arena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baddon: I'm too far away from SuperMutant #2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adScorpion #2: SPROTCH!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baddon is moving closer to SuperMutant #2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Mutant #2: I'm too far away from Abaddon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Mutant #2 is moving closer to Abaddon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baddon attacks SuperMutant #2 with a Power Fist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B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Mutant #2 attacks Abaddon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baddon attacks SuperMutant #2 with a Power Fist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B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baddon attacks SuperMutant #2 with a Power Fist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BA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Mutant #2 attacks Abaddon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se has entered the arena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se attacks SuperMutant #2 with a Plasma Rifle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IOU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Mutant #2: I'm too far away from Rose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se attacks SuperMutant #2 with a Plasma Rifle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IOU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Mutant #2: I'm too far away from Rose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se attacks SuperMutant #2 with a Plasma Rifle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IOU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Mutant #2: I'm too far away from Rose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Mutant #2 is moving closer to Rose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se attacks SuperMutant #2 with a Plasma Rifle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IOU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Mutant #3 entered the arena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se attacks SuperMutant #3 with a Plasma Rifle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IOU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Mutant #3: I'm too far away from Rose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Mutant #3 is moving closer to Rose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se attacks SuperMutant #3 with a Plasma Rifle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IOU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Mutant #3 attacks Rose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se attacks SuperMutant #3 with a Plasma Rifle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IOU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se attacks SuperMutant #3 with a Plasma Rifle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IOU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Mutant #3 attacks Rose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he monsters are victorious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Mutant #3: Urgh!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Mutant #2: Urgh!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oe the Tactical Marine has fallen !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OUUUMMMM ! Abaddon has exploded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se the Tactical Marine has fallen!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 table:number-rows-repeated="104841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0:03:16.187042955</meta:creation-date>
    <dc:date>2017-11-09T00:52:28.897167139</dc:date>
    <meta:editing-duration>PT4M35S</meta:editing-duration>
    <meta:editing-cycles>1</meta:editing-cycles>
    <meta:document-statistic meta:table-count="1" meta:cell-count="362" meta:object-count="0"/>
    <meta:generator>LibreOffice/4.3.3.2$Linux_X86_64 LibreOffice_project/430m0$Build-2</meta:generator>
  </office:meta>
</office:document-meta>
</file>